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900d"/>
    </style:style>
    <style:style style:name="P2" style:family="paragraph" style:parent-style-name="Standard">
      <style:text-properties officeooo:paragraph-rsid="000145bc"/>
    </style:style>
    <style:style style:name="P3" style:family="paragraph" style:parent-style-name="Standard">
      <style:text-properties officeooo:rsid="00002c9e" officeooo:paragraph-rsid="00002c9e"/>
    </style:style>
    <style:style style:name="P4" style:family="paragraph" style:parent-style-name="Standard">
      <style:text-properties officeooo:rsid="00002c9e" officeooo:paragraph-rsid="0000900d"/>
    </style:style>
    <style:style style:name="P5" style:family="paragraph" style:parent-style-name="Standard">
      <style:text-properties officeooo:rsid="0000900d" officeooo:paragraph-rsid="0000900d"/>
    </style:style>
    <style:style style:name="P6" style:family="paragraph" style:parent-style-name="Standard">
      <style:text-properties officeooo:rsid="000145bc" officeooo:paragraph-rsid="000145bc"/>
    </style:style>
    <style:style style:name="P7" style:family="paragraph" style:parent-style-name="Standard">
      <style:paragraph-properties fo:break-before="page"/>
      <style:text-properties officeooo:rsid="00002c9e" officeooo:paragraph-rsid="0000900d"/>
    </style:style>
    <style:style style:name="T1" style:family="text">
      <style:text-properties officeooo:rsid="00002c9e"/>
    </style:style>
    <style:style style:name="T2" style:family="text">
      <style:text-properties officeooo:rsid="0000900d"/>
    </style:style>
    <style:style style:name="T3" style:family="text">
      <style:text-properties officeooo:rsid="00030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Egy furcsa temetés</text:p>
      <text:p text:style-name="P3"/>
      <text:p text:style-name="P3"/>
      <text:p text:style-name="P3"><text:s/>Vega Aladár a kolozsvári Evangéliumi Keresztény Testvérgyülekezetnek volt a tagja. Minden testvér visszaemlékszik rá, hogy minden prédikáción jelen volt, bár hivatalosan soha nem volt tagja egyetlen egy gyülekezetnek sem. <text:s/>A prédikációkat mindig csenden ülte végig, és közben jegyzetelt. Megkeresztelve soha nem volt. Mindkét szülője ennek a gyülekezetnek volt tagja. Ő soha nem keresztelkedett meg. Nem volt hite, ezért mindenki furcsának tartotta a buzgó gyülekezetlátogatását. </text:p>
      <text:p text:style-name="P3"/>
      <text:p text:style-name="P3"><text:s text:c="2"/>De már vége. Vega Aladár 2013. VI. 20 meghalt. Halálát unokája jelentette be, akit a gyülekezetben soha nem látott senki. A temetésre meghívta az egész gyülekezetet. </text:p>
      <text:p text:style-name="P3"/>
      <text:p text:style-name="P3"><text:s/>Vega Aladár tehetős, gazdag ember volt. Kriptáját már életében felépítette mégpedig a saját birtokán. Természetesen ez egy rakás pénzben került. A kriptának két szobája volt. Az egyik arra szolgált, hogy elbúcsúztassák a halottat, a másik szobában helyezték örök nyugalomra.</text:p>
      <text:p text:style-name="P3"/>
      <text:p text:style-name="P3"><text:s text:c="2"/>Elérkezett a temetés. A gyülekezet apraja-nagyja megérkezett. A gyülekezet vezetősége nem vállalta az öreg eltemetését, mivel az öreg nem volt a gyülekezet tagja. </text:p>
      <text:p text:style-name="P3"/>
      <text:p text:style-name="P3"><text:s/>Hirtelen bevágódtak a terem ajtajai. És két 666-os jelekkel teli tetovált izmos fickó hatalmas lakatokat tett fel az épületből kivezető ajtóra. </text:p>
      <text:p text:style-name="P3"/>
      <text:p text:style-name="P3">– Mi folyik itt? - kérdezte a gyülekezett vezető testvére. – Ez egy keresztény temetés, akkor mit kerestek ti itt sátánisták?</text:p>
      <text:p text:style-name="P3"/>
      <text:p text:style-name="P3">– Az öreg .. – kezdte volna el az egyik fickó, de Vega Aladár unokája megállította.</text:p>
      <text:p text:style-name="P3"/>
      <text:p text:style-name="P3">– Hagyd majd én. – mondta, mire a másik félre állt.</text:p>
      <text:p text:style-name="P3"/>
      <text:p text:style-name="P3"><text:s/>Az unoka felment a koporsó előtti állványra, és csendet kért. </text:p>
      <text:p text:style-name="P3"/>
      <text:p text:style-name="P3">– Mindenek előtt beszeretném jelenteni, hogy a nagyapám temetésének minden mozzanata a nagyapám végakarata volt. – előhúzott egy papírt, és folytatta. –</text:p>
      <text:p text:style-name="P4"/>
      <text:p text:style-name="P1"><text:span text:style-name="T1">„A gyászszertartást a kolozsvári sátánista gyülekezet végezze el rajtam, az általam leírt módon. Testemet 6 napra helyezzétek el a saját kriptám búcsúztató termében. A holttestemet az ötödik nap 6. órájának 6. percében a sátánista főpap tetoválja teli sátánista szimbólumokkal, és testem ezeken a tetoválásokon kívül ne tartalmazzon semmi ruhadarabot. ”</text:span></text:p>
      <text:p text:style-name="P5"/>
      <text:p text:style-name="P5">Az unoka kinyitotta a koporsót. A koporsóban egy anyaszült meztelen hulla volt, ami a lábujjától a feje búbjáig <text:s/>teli volt tetoválva mindenféle sátánista szimbólummal. </text:p>
      <text:p text:style-name="P5"/>
      <text:p text:style-name="P5">Az unoka folytatta a felolvasást: </text:p>
      <text:p text:style-name="P5"/>
      <text:p text:style-name="P5">„Az unokám értesítse a tisztelt gyülekezetet a temetésemről, és hívjon meg rá minél több keresztény embert. A temetés a 6. nap 12. órájában kezdődjön. 12⁰⁰ -kor két sátánista zárja be az utcára vezető kijáratott, hogy a bennlevőknek muszáj legyen végig nézni a temetésemet. ”</text:p>
      <text:p text:style-name="P5"/>
      <text:p text:style-name="P5"><text:s/>Néhányan méltatlankodni kezdtek a teremben, és a mobiltelefonjaikat keresték. Az unoka folytatta:</text:p>
      <text:p text:style-name="P5"/>
      <text:p text:style-name="P5"><text:soft-page-break/>„Ezt az épületet úgy építettem meg, hogy semmilyen telefon hullám ne hatolhasson át a falain.”</text:p>
      <text:p text:style-name="P5"/>
      <text:p text:style-name="P5">Néhányan elkezdtek ordítani. És csapkodni az ajtót, de a másik szobából egy csapat izmos sátánista áthozott a másik szobából egy rakás széket, és a rendbontókat a székekhez kötözték, és a szájukban pecket raktak. </text:p>
      <text:p text:style-name="P5"/>
      <text:p text:style-name="P5">Az unoka folytatta a felolvasást:</text:p>
      <text:p text:style-name="P5"/>
      <text:p text:style-name="P5">„A rendbontókat a sátánisták kötözzék a székekhez, és peckeljék ki a szájukat. ”</text:p>
      <text:p text:style-name="P5"/>
      <text:p text:style-name="P5">Erre csend lett a teremben. A másik teremből tucatnyi sátánista jött elő mindenféle sátánista szimbólummal, és feldíszítették a termet. Az ott levőket csak úgy rázta a frász. Pláne mikor behozták a szamár péniszit szopogató kicsi Jézus szobrot, vagy a „Jézus maszturbál a kereszten” képet.</text:p>
      <text:p text:style-name="P5"/>
      <text:p text:style-name="P5">„A másik szobából lépjen elő 100 sátánista szűz. A szüzességüket az unokám ellenőrizze le.” </text:p>
      <text:p text:style-name="P5"/>
      <text:p text:style-name="P5">Egy rakás gyönyörűbbnél gyönyörűbb 20 év alatti lány lépet ki a másik szobából. Az unoka leszált a színpadról, sorra a lányokhoz lépett, és leellenőrizte a szűziességüket. </text:p>
      <text:p text:style-name="P5"/>
      <text:p text:style-name="P5">„A lányok vegyék elő a kis késüket a zsebükből, és karjukon ejtsenek egy kicsi vágást, és a vérüket csepegtessék a hullám szájára.” </text:p>
      <text:p text:style-name="P5"/>
      <text:p text:style-name="P5">A lányok a felolvasottak alapján jártak el. Néhány keresztényt már a kemény guta kerülgette. </text:p>
      <text:p text:style-name="P5"/>
      <text:p text:style-name="P1"><text:span text:style-name="T2">„Jöjjön a teremben az összes sátánista a másik teremből. Így a teremben a meghívott keresztényeken kívül lesz 100 sátánista szűz, 99 sátánista férfi, és az unokám. Ez az ötven férfi válaszon ki magának egy szüzet, és a párjával telepedjen le a koporsóm közelében, és a férfi tegye magáévá a szüzet. Minden orgazmusnál öntsenek a koporsómban egy liter pálinkát. Rendezzenek orgiát. Ez az orgia addig tartson, míg összesen 666 liter pálinka nem lesz a holttestem körül. Senki sem kell számolja, mert a koporsóm úgy van megépíttetve, hogy cserregjen, ha megvan a 666 liter.”</text:span></text:p>
      <text:p text:style-name="P5"/>
      <text:p text:style-name="P5"><text:s/>A 200 fiatal egy olyan orgiát csapott, hogy csak úgy ájultak el egymás után a sok keresztény fehérnép. <text:s text:c="4"/></text:p>
      <text:p text:style-name="P5"/>
      <text:p text:style-name="P2"><text:span text:style-name="T2">„Ha ez elérkezik. ” - folytatta az unoka néhány óra múlva. „Akkor a sátánisták kezdjenek egy olyan isten káromlásban, amit még keresztény fűl még nem hallott. Ez tartson 6 percen keresztül. Ez után a sátánista főpap, meg két segédje fogja meg koporsómat, és vigye át a másik szobába, és helyezzék a testemet örök nyugalomra, majd a testemet tartalmazó szoba bejáratát zárják le.”</text:span></text:p>
      <text:p text:style-name="P6"/>
      <text:p text:style-name="P6"><text:s/>Ez már nem tartott sok ideig. Hamarosan visszajöttek a sátánisták. </text:p>
      <text:p text:style-name="P6"/>
      <text:p text:style-name="P6">– „A sátánisták az előbbi szolgálataikért megkapják az összes pénzem, ami 666 millió euró, és a magán szigetemet a Japán partjainál. A sátánisták ott saját államot alapíthatnak. A jelen lévő 199 sátánista és az unokám a tetőn lévő teleport géppel egyenesen a szigetre mehetnek. A kijárat kulcsait adják oda a keresztény gyülekezet vezető testvérén. EZT A CEREMÓNIÁT AZÉRT KELLET VÉGIGSZENVEDNETEK, MERT ÉN IS VÉGIG KELLETT SZENVEDNEM A HÜLYE PRÉDIKÁCIÓTOKAT. CSÁ.” <text:s/></text:p>
      <text:p text:style-name="P4"><text:s/></text:p>
      <text:p text:style-name="P4"/>
      <text:p text:style-name="P4"><text:tab/><text:span text:style-name="T3">Így ünnepelte temetését egy keresztény, kinek elege lett a szenteskedőkből, a szentekből, az istenekből, az örökös képmutatásbó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váth Jonathán</meta:initial-creator>
    <meta:creation-date>2013-07-04T23:31:00</meta:creation-date>
    <dc:date>2016-03-01T21:31:45.620510698</dc:date>
    <meta:editing-duration>PT8M57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3" meta:paragraph-count="32" meta:word-count="838" meta:character-count="5575" meta:non-whitespace-character-count="4725"/>
  </office:meta>
</office:document-meta>
</file>